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="Arrow" draw:marker-start-width="0.457cm" draw:marker-end="Arrow" draw:marker-end-width="0.457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svg:stroke-opacity="50%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2.284cm" svg:y1="34.685cm" svg:x2="52.284cm" svg:y2="4.137cm">
          <text:p/>
        </draw:line>
        <draw:custom-shape draw:style-name="gr2" draw:text-style-name="P1" draw:layer="layout" svg:width="7.312cm" svg:height="9.477cm" svg:x="48.876cm" svg:y="14.3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9.6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1.2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2.8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4.4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6.0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7.6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2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0.8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2.4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34.0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5.6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614cm" svg:height="1.19cm" svg:x="37.2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8.8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0.4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2.0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3.6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5.2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6.8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8.8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0.4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2.0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3.6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5.2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26.8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8.4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0.0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6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2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4.8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6.464cm" svg:y="11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39.764cm" svg:y="11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.614cm" svg:height="1.19cm" svg:x="41.364cm" svg:y="11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42.964cm" svg:y="11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44.564cm" svg:y="11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46.164cm" svg:y="11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47.764cm" svg:y="11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6.264cm" svg:y="15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7.864cm" svg:y="15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464cm" svg:y="15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064cm" svg:y="15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32.664cm" svg:y="15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4.264cm" svg:y="15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5.864cm" svg:y="15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7.464cm" svg:y="15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8.164cm" svg:y="15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9.764cm" svg:y="15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614cm" svg:height="1.19cm" svg:x="21.364cm" svg:y="15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22.964cm" svg:y="15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.614cm" svg:height="1.19cm" svg:x="36.864cm" svg:y="19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38.464cm" svg:y="19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5.364cm" svg:y="19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6.964cm" svg:y="19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28.564cm" svg:y="19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0.164cm" svg:y="19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764cm" svg:y="19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364cm" svg:y="19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24.564cm" svg:y="23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.614cm" svg:height="1.19cm" svg:x="26.164cm" svg:y="23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264cm" svg:y="23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1.614cm" svg:height="1.19cm" svg:x="30.864cm" svg:y="23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2.464cm" svg:y="23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4.064cm" svg:y="23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614cm" svg:height="1.19cm" svg:x="29.064cm" svg:y="27.0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.7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6.3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7.9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9.5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1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2.7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4.3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5.9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7.5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9.1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0.7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2.3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3.9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614cm" svg:height="1.19cm" svg:x="25.5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7.1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8.7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0.3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9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5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5.1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6.7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8.3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9.9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1.5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3.1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4.764cm" svg:y="3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46.364cm" svg:y="3.8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3.4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5.0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6.6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8.2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9.8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614cm" svg:height="1.19cm" svg:x="11.4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3.0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4.664cm" svg:y="7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6.264cm" svg:y="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864cm" svg:y="27.0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1.614cm" svg:height="1.19cm" svg:x="33.464cm" svg:y="27.0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5.064cm" svg:y="27.0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614cm" svg:height="1.19cm" svg:x="35.764cm" svg:y="30.3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31.064cm" svg:y="33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1.614cm" svg:height="1.19cm" svg:x="31.364cm" svg:y="30.3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614cm" svg:height="1.19cm" svg:x="32.964cm" svg:y="30.3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614cm" svg:height="1.19cm" svg:x="33.364cm" svg:y="33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71cm" svg:y1="5.081cm" svg:x2="12.271cm" svg:y2="7.191cm" draw:start-shape="id1" draw:start-glue-point="2" draw:end-shape="id2" draw:end-glue-point="0" svg:d="M26371 5081l-14100 2110" svg:viewBox="0 0 14101 2111">
          <text:p/>
        </draw:connector>
        <draw:connector draw:style-name="gr6" draw:text-style-name="P1" draw:layer="layout" draw:type="line" svg:x1="26.371cm" svg:y1="5.081cm" svg:x2="38.071cm" svg:y2="7.191cm" draw:start-shape="id1" draw:start-glue-point="2" draw:end-shape="id3" draw:end-glue-point="0" svg:d="M26371 5081l11700 2110" svg:viewBox="0 0 11701 2111">
          <text:p/>
        </draw:connector>
        <draw:connector draw:style-name="gr6" draw:text-style-name="P1" draw:layer="layout" draw:type="line" svg:x1="34.871cm" svg:y1="8.381cm" svg:x2="27.671cm" svg:y2="11.191cm" draw:start-shape="id4" draw:start-glue-point="2" draw:end-shape="id5" draw:end-glue-point="0" svg:d="M34871 8381l-7200 2810" svg:viewBox="0 0 7201 2811">
          <text:p/>
        </draw:connector>
        <draw:connector draw:style-name="gr5" draw:text-style-name="P1" draw:layer="layout" draw:type="line" svg:x1="34.871cm" svg:y1="8.381cm" svg:x2="42.171cm" svg:y2="11.191cm" draw:start-shape="id4" draw:start-glue-point="2" draw:end-shape="id6" draw:end-glue-point="0" svg:d="M34871 8381l7300 2810" svg:viewBox="0 0 7301 2811">
          <text:p/>
        </draw:connector>
        <draw:connector draw:style-name="gr5" draw:text-style-name="P1" draw:layer="layout" draw:type="line" svg:x1="27.671cm" svg:y1="12.381cm" svg:x2="22.171cm" svg:y2="15.291cm" draw:start-shape="id5" draw:start-glue-point="2" draw:end-shape="id7" draw:end-glue-point="0" svg:d="M27671 12381l-5500 2910" svg:viewBox="0 0 5501 2911">
          <text:p/>
        </draw:connector>
        <draw:connector draw:style-name="gr6" draw:text-style-name="P1" draw:layer="layout" draw:type="line" svg:x1="27.671cm" svg:y1="12.381cm" svg:x2="33.471cm" svg:y2="15.291cm" draw:start-shape="id5" draw:start-glue-point="2" draw:end-shape="id8" draw:end-glue-point="0" svg:d="M27671 12381l5800 2910" svg:viewBox="0 0 5801 2911">
          <text:p/>
        </draw:connector>
        <draw:connector draw:style-name="gr6" draw:text-style-name="P1" draw:layer="layout" draw:type="line" svg:x1="33.471cm" svg:y1="16.481cm" svg:x2="29.371cm" svg:y2="19.191cm" draw:start-shape="id8" draw:start-glue-point="2" draw:end-shape="id9" draw:end-glue-point="0" svg:d="M33471 16481l-4100 2710" svg:viewBox="0 0 4101 2711">
          <text:p/>
        </draw:connector>
        <draw:connector draw:style-name="gr5" draw:text-style-name="P1" draw:layer="layout" draw:type="line" svg:x1="33.471cm" svg:y1="16.481cm" svg:x2="37.671cm" svg:y2="19.191cm" draw:start-shape="id8" draw:start-glue-point="2" draw:end-shape="id10" draw:end-glue-point="0" svg:d="M33471 16481l4200 2710" svg:viewBox="0 0 4201 2711">
          <text:p/>
        </draw:connector>
        <draw:connector draw:style-name="gr5" draw:text-style-name="P1" draw:layer="layout" draw:type="line" svg:x1="29.371cm" svg:y1="20.381cm" svg:x2="26.971cm" svg:y2="23.191cm" draw:start-shape="id9" draw:start-glue-point="2" draw:end-shape="id11" draw:end-glue-point="0" svg:d="M29371 20381l-2400 2810" svg:viewBox="0 0 2401 2811">
          <text:p/>
        </draw:connector>
        <draw:connector draw:style-name="gr6" draw:text-style-name="P1" draw:layer="layout" draw:type="line" svg:x1="29.371cm" svg:y1="20.381cm" svg:x2="31.671cm" svg:y2="23.191cm" draw:start-shape="id9" draw:start-glue-point="2" draw:end-shape="id12" draw:end-glue-point="0" svg:d="M29371 20381l2300 2810" svg:viewBox="0 0 2301 2811">
          <text:p/>
        </draw:connector>
        <draw:connector draw:style-name="gr5" draw:text-style-name="P1" draw:layer="layout" draw:type="line" svg:x1="31.671cm" svg:y1="24.381cm" svg:x2="29.871cm" svg:y2="27.091cm" draw:start-shape="id12" draw:start-glue-point="2" draw:end-shape="id13" draw:end-glue-point="0" svg:d="M31671 24381l-1800 2710" svg:viewBox="0 0 1801 2711">
          <text:p/>
        </draw:connector>
        <draw:connector draw:style-name="gr6" draw:text-style-name="P1" draw:layer="layout" draw:type="line" svg:x1="31.671cm" svg:y1="24.381cm" svg:x2="34.271cm" svg:y2="27.091cm" draw:start-shape="id12" draw:start-glue-point="2" draw:end-shape="id14" draw:end-glue-point="0" svg:d="M31671 24381l2600 2710" svg:viewBox="0 0 2601 2711">
          <text:p/>
        </draw:connector>
        <draw:connector draw:style-name="gr6" draw:text-style-name="P1" draw:layer="layout" draw:type="line" svg:x1="34.271cm" svg:y1="28.281cm" svg:x2="32.171cm" svg:y2="30.391cm" draw:start-shape="id14" draw:start-glue-point="2" draw:end-shape="id15" draw:end-glue-point="0" svg:d="M34271 28281l-2100 2110" svg:viewBox="0 0 2101 2111">
          <text:p/>
        </draw:connector>
        <draw:connector draw:style-name="gr5" draw:text-style-name="P1" draw:layer="layout" draw:type="line" svg:x1="34.271cm" svg:y1="28.281cm" svg:x2="36.571cm" svg:y2="30.391cm" draw:start-shape="id14" draw:start-glue-point="2" draw:end-shape="id16" draw:end-glue-point="0" svg:d="M34271 28281l2300 2110" svg:viewBox="0 0 2301 2111">
          <text:p/>
        </draw:connector>
        <draw:connector draw:style-name="gr6" draw:text-style-name="P1" draw:layer="layout" draw:type="line" svg:x1="32.171cm" svg:y1="31.581cm" svg:x2="31.871cm" svg:y2="33.191cm" draw:start-shape="id15" draw:start-glue-point="2" draw:end-shape="id17" draw:end-glue-point="0" svg:d="M32171 31581l-300 1610" svg:viewBox="0 0 301 1611">
          <text:p/>
        </draw:connector>
        <draw:connector draw:style-name="gr5" draw:text-style-name="P1" draw:layer="layout" draw:type="line" svg:x1="33.771cm" svg:y1="31.581cm" svg:x2="34.171cm" svg:y2="33.191cm" draw:start-shape="id18" draw:start-glue-point="2" draw:end-shape="id19" draw:end-glue-point="0" svg:d="M33771 31581l400 1610" svg:viewBox="0 0 401 1611">
          <text:p/>
        </draw:connector>
        <draw:frame draw:style-name="gr7" draw:text-style-name="P2" draw:layer="layout" svg:width="36.197cm" svg:height="1.673cm" svg:x="9.545cm" svg:y="1.128cm">
          <draw:text-box>
            <text:p text:style-name="P2"><text:span text:style-name="T1">We reduce the size of the input approximatelly by 2/3 each time</text:span></text:p>
          </draw:text-box>
        </draw:frame>
        <draw:frame draw:style-name="gr8" draw:text-style-name="P1" draw:layer="layout" svg:width="5.108cm" svg:height="1.618cm" svg:x="49.848cm" svg:y="15.21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5.011cm" svg:height="3.221cm" svg:x="49.848cm" svg:y="18.96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2" draw:layer="layout" svg:width="1.243cm" svg:height="1.769cm" svg:x="51.81cm" svg:y="17.196cm">
          <draw:text-box>
            <text:p text:style-name="P2"><text:span text:style-name="T1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8.42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21:35:56.351441472</dc:date>
    <dc:creator>elucterio </dc:creator>
    <meta:editing-duration>PT10H23M51S</meta:editing-duration>
    <meta:editing-cycles>13</meta:editing-cycles>
    <meta:generator>LibreOffice/4.2.8.2$Linux_X86_64 LibreOffice_project/420m0$Build-2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style mathsize="36pt">
      <mrow>
        <msub>
          <mi>log</mi>
          <mrow>
            <mn>3</mn>
            <mo stretchy="false">/</mo>
            <mn>2</mn>
          </mrow>
        </msub>
        <mrow>
          <mo fence="true" stretchy="false">(</mo>
          <mrow>
            <mi>N</mi>
          </mrow>
          <mo fence="true" stretchy="false">)</mo>
        </mrow>
      </mrow>
    </mstyle>
    <annotation encoding="StarMath 5.0">size 36 {log_{ 3/2 }(N)}
</annotation>
  </semantics>
</math>
</file>

<file path=Object 2/content.xml><?xml version="1.0" encoding="utf-8"?>
<math xmlns="http://www.w3.org/1998/Math/MathML" display="block">
  <semantics>
    <mstyle mathsize="36pt">
      <mfrac>
        <mrow>
          <mi>log</mi>
          <mrow>
            <mo fence="true" stretchy="false">(</mo>
            <mrow>
              <mi>N</mi>
            </mrow>
            <mo fence="true" stretchy="false">)</mo>
          </mrow>
        </mrow>
        <mrow>
          <mi>log</mi>
          <mrow>
            <mo fence="true" stretchy="false">(</mo>
            <mrow>
              <mrow>
                <mn>3</mn>
                <mo stretchy="false">/</mo>
                <mn>2</mn>
              </mrow>
            </mrow>
            <mo fence="true" stretchy="false">)</mo>
          </mrow>
        </mrow>
      </mfrac>
    </mstyle>
    <annotation encoding="StarMath 5.0">size 36 {{log(N)} over {log(3/2)}} </annotation>
  </semantics>
</math>
</file>